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2b8d9" officeooo:paragraph-rsid="0012b8d9"/>
    </style:style>
    <style:style style:name="P2" style:family="paragraph" style:parent-style-name="Text_20_body">
      <style:text-properties officeooo:rsid="0018dff0" officeooo:paragraph-rsid="0018dff0"/>
    </style:style>
    <style:style style:name="P3" style:family="paragraph" style:parent-style-name="Text_20_body">
      <style:text-properties officeooo:rsid="001b989f" officeooo:paragraph-rsid="001b989f"/>
    </style:style>
    <style:style style:name="P4" style:family="paragraph" style:parent-style-name="Text_20_body">
      <style:text-properties style:text-underline-style="solid" style:text-underline-width="auto" style:text-underline-color="font-color" officeooo:rsid="002088f9" officeooo:paragraph-rsid="002088f9"/>
    </style:style>
    <style:style style:name="P5" style:family="paragraph" style:parent-style-name="Text_20_body">
      <style:text-properties style:text-underline-style="none" officeooo:rsid="00217741" officeooo:paragraph-rsid="00217741"/>
    </style:style>
    <style:style style:name="P6" style:family="paragraph" style:parent-style-name="Text_20_body">
      <style:text-properties style:text-underline-style="none" officeooo:rsid="00250f43" officeooo:paragraph-rsid="00250f43"/>
    </style:style>
    <style:style style:name="P7" style:family="paragraph" style:parent-style-name="Text_20_body">
      <style:text-properties style:text-underline-style="none" officeooo:rsid="0025c43c" officeooo:paragraph-rsid="0025c43c"/>
    </style:style>
    <style:style style:name="P8" style:family="paragraph" style:parent-style-name="Text_20_body">
      <style:text-properties style:text-underline-style="none" officeooo:rsid="00275ef0" officeooo:paragraph-rsid="00275ef0"/>
    </style:style>
    <style:style style:name="P9" style:family="paragraph" style:parent-style-name="Text_20_body">
      <style:text-properties style:text-underline-style="none" officeooo:rsid="0028a008" officeooo:paragraph-rsid="0028a008"/>
    </style:style>
    <style:style style:name="P10" style:family="paragraph" style:parent-style-name="Text_20_body">
      <style:text-properties style:text-underline-style="none" officeooo:rsid="002939a1" officeooo:paragraph-rsid="002939a1"/>
    </style:style>
    <style:style style:name="P11" style:family="paragraph" style:parent-style-name="Text_20_body">
      <style:text-properties style:text-underline-style="none" officeooo:rsid="002ae4c8" officeooo:paragraph-rsid="002ae4c8"/>
    </style:style>
    <style:style style:name="P12" style:family="paragraph" style:parent-style-name="Text_20_body">
      <style:text-properties style:text-underline-style="none" officeooo:rsid="002b1a42" officeooo:paragraph-rsid="002b1a42"/>
    </style:style>
    <style:style style:name="P13" style:family="paragraph" style:parent-style-name="Text_20_body">
      <style:text-properties style:text-underline-style="none" officeooo:rsid="002c94d2" officeooo:paragraph-rsid="002c94d2"/>
    </style:style>
    <style:style style:name="P14" style:family="paragraph" style:parent-style-name="Text_20_body">
      <style:text-properties style:text-underline-style="none" officeooo:rsid="002d5024" officeooo:paragraph-rsid="002d5024"/>
    </style:style>
    <style:style style:name="P15" style:family="paragraph" style:parent-style-name="Text_20_body">
      <style:text-properties style:text-underline-style="none" officeooo:rsid="002e9791" officeooo:paragraph-rsid="002e9791"/>
    </style:style>
    <style:style style:name="P16" style:family="paragraph" style:parent-style-name="Text_20_body">
      <style:text-properties style:text-underline-style="none" officeooo:rsid="002f75ee" officeooo:paragraph-rsid="002f75ee"/>
    </style:style>
    <style:style style:name="P17" style:family="paragraph" style:parent-style-name="Text_20_body">
      <style:text-properties style:text-underline-style="none" officeooo:rsid="003130a9" officeooo:paragraph-rsid="003130a9"/>
    </style:style>
    <style:style style:name="P18" style:family="paragraph" style:parent-style-name="Text_20_body">
      <style:text-properties style:text-underline-style="none" officeooo:rsid="0034b7f0" officeooo:paragraph-rsid="0034b7f0"/>
    </style:style>
    <style:style style:name="P19" style:family="paragraph" style:parent-style-name="Text_20_body">
      <style:text-properties style:text-underline-style="none" officeooo:rsid="00394652" officeooo:paragraph-rsid="00394652"/>
    </style:style>
    <style:style style:name="P20" style:family="paragraph" style:parent-style-name="Text_20_body">
      <style:text-properties style:text-underline-style="none" officeooo:rsid="003ccda4" officeooo:paragraph-rsid="003ccda4"/>
    </style:style>
    <style:style style:name="P21" style:family="paragraph" style:parent-style-name="Text_20_body">
      <style:text-properties style:text-underline-style="none" officeooo:rsid="0043dd40" officeooo:paragraph-rsid="0043dd40"/>
    </style:style>
    <style:style style:name="P22" style:family="paragraph" style:parent-style-name="Text_20_body">
      <style:text-properties style:text-underline-style="none" officeooo:rsid="0049ab6c" officeooo:paragraph-rsid="0049ab6c"/>
    </style:style>
    <style:style style:name="P23" style:family="paragraph" style:parent-style-name="Text_20_body">
      <style:text-properties style:text-underline-style="none" officeooo:rsid="004ebc2d" officeooo:paragraph-rsid="004ebc2d"/>
    </style:style>
    <style:style style:name="P24" style:family="paragraph" style:parent-style-name="Text_20_body">
      <style:text-properties style:text-underline-style="none" officeooo:rsid="005256f3" officeooo:paragraph-rsid="005256f3"/>
    </style:style>
    <style:style style:name="P25" style:family="paragraph" style:parent-style-name="Text_20_body">
      <style:text-properties style:text-underline-style="none" officeooo:rsid="0055c835" officeooo:paragraph-rsid="0055c835"/>
    </style:style>
    <style:style style:name="P26" style:family="paragraph" style:parent-style-name="Text_20_body">
      <style:text-properties style:text-underline-style="none" officeooo:rsid="00573086" officeooo:paragraph-rsid="00573086"/>
    </style:style>
    <style:style style:name="P27" style:family="paragraph" style:parent-style-name="Text_20_body">
      <style:text-properties style:text-underline-style="none" officeooo:rsid="00656c0d" officeooo:paragraph-rsid="00656c0d"/>
    </style:style>
    <style:style style:name="P28" style:family="paragraph" style:parent-style-name="Text_20_body">
      <style:text-properties style:text-underline-style="none" officeooo:rsid="006b649d" officeooo:paragraph-rsid="006b649d"/>
    </style:style>
    <style:style style:name="P29" style:family="paragraph" style:parent-style-name="Text_20_body">
      <style:text-properties style:text-underline-style="none" officeooo:rsid="006f2681" officeooo:paragraph-rsid="006f2681"/>
    </style:style>
    <style:style style:name="P30" style:family="paragraph" style:parent-style-name="Text_20_body">
      <style:text-properties style:text-underline-style="none" officeooo:rsid="0070dd92" officeooo:paragraph-rsid="0070dd92"/>
    </style:style>
    <style:style style:name="P31" style:family="paragraph" style:parent-style-name="Text_20_body">
      <style:text-properties style:text-underline-style="none" officeooo:rsid="007918b7" officeooo:paragraph-rsid="007918b7"/>
    </style:style>
    <style:style style:name="P32" style:family="paragraph" style:parent-style-name="Text_20_body">
      <style:text-properties style:text-underline-style="none" officeooo:rsid="007bc8dc" officeooo:paragraph-rsid="007bc8dc"/>
    </style:style>
    <style:style style:name="P33" style:family="paragraph" style:parent-style-name="Text_20_body">
      <style:text-properties officeooo:paragraph-rsid="005c370d"/>
    </style:style>
    <style:style style:name="P34" style:family="paragraph" style:parent-style-name="Text_20_body">
      <style:text-properties officeooo:rsid="0061a442" officeooo:paragraph-rsid="0061a442"/>
    </style:style>
    <style:style style:name="P35" style:family="paragraph" style:parent-style-name="Text_20_body">
      <style:text-properties officeooo:rsid="006233a2" officeooo:paragraph-rsid="006233a2"/>
    </style:style>
    <style:style style:name="P36" style:family="paragraph" style:parent-style-name="Text_20_body">
      <style:text-properties officeooo:paragraph-rsid="00737b31"/>
    </style:style>
    <style:style style:name="P37" style:family="paragraph" style:parent-style-name="Title">
      <style:text-properties officeooo:rsid="0012b8d9" officeooo:paragraph-rsid="0012b8d9"/>
    </style:style>
    <style:style style:name="P38" style:family="paragraph" style:parent-style-name="Text_20_body" style:list-style-name="L1">
      <style:text-properties officeooo:rsid="0018dff0" officeooo:paragraph-rsid="0018dff0"/>
    </style:style>
    <style:style style:name="P39" style:family="paragraph" style:parent-style-name="Text_20_body" style:list-style-name="L1">
      <style:text-properties officeooo:rsid="001a1f32" officeooo:paragraph-rsid="001a1f32"/>
    </style:style>
    <style:style style:name="P40" style:family="paragraph" style:parent-style-name="Text_20_body" style:list-style-name="L1">
      <style:text-properties officeooo:rsid="001aa717" officeooo:paragraph-rsid="001aa717"/>
    </style:style>
    <style:style style:name="P41" style:family="paragraph" style:parent-style-name="Text_20_body" style:list-style-name="L1">
      <style:text-properties officeooo:rsid="001af836" officeooo:paragraph-rsid="001af836"/>
    </style:style>
    <style:style style:name="T1" style:family="text">
      <style:text-properties officeooo:rsid="001b0798"/>
    </style:style>
    <style:style style:name="T2" style:family="text">
      <style:text-properties officeooo:rsid="001d912c"/>
    </style:style>
    <style:style style:name="T3" style:family="text">
      <style:text-properties officeooo:rsid="001fd270"/>
    </style:style>
    <style:style style:name="T4" style:family="text">
      <style:text-properties officeooo:rsid="0023733b"/>
    </style:style>
    <style:style style:name="T5" style:family="text">
      <style:text-properties officeooo:rsid="0036f1e1"/>
    </style:style>
    <style:style style:name="T6" style:family="text">
      <style:text-properties officeooo:rsid="00396611"/>
    </style:style>
    <style:style style:name="T7" style:family="text">
      <style:text-properties officeooo:rsid="003a5ef0"/>
    </style:style>
    <style:style style:name="T8" style:family="text">
      <style:text-properties officeooo:rsid="003a89eb"/>
    </style:style>
    <style:style style:name="T9" style:family="text">
      <style:text-properties officeooo:rsid="003d5f70"/>
    </style:style>
    <style:style style:name="T10" style:family="text">
      <style:text-properties officeooo:rsid="003ef4d9"/>
    </style:style>
    <style:style style:name="T11" style:family="text">
      <style:text-properties officeooo:rsid="0042509d"/>
    </style:style>
    <style:style style:name="T12" style:family="text">
      <style:text-properties officeooo:rsid="0044602b"/>
    </style:style>
    <style:style style:name="T13" style:family="text">
      <style:text-properties officeooo:rsid="0044e735"/>
    </style:style>
    <style:style style:name="T14" style:family="text">
      <style:text-properties officeooo:rsid="004716a1"/>
    </style:style>
    <style:style style:name="T15" style:family="text">
      <style:text-properties officeooo:rsid="00480346"/>
    </style:style>
    <style:style style:name="T16" style:family="text">
      <style:text-properties officeooo:rsid="004a1fbf"/>
    </style:style>
    <style:style style:name="T17" style:family="text">
      <style:text-properties officeooo:rsid="004bf0cc"/>
    </style:style>
    <style:style style:name="T18" style:family="text">
      <style:text-properties officeooo:rsid="004c2865"/>
    </style:style>
    <style:style style:name="T19" style:family="text">
      <style:text-properties officeooo:rsid="004fd4a5"/>
    </style:style>
    <style:style style:name="T20" style:family="text">
      <style:text-properties officeooo:rsid="0050569e"/>
    </style:style>
    <style:style style:name="T21" style:family="text">
      <style:text-properties officeooo:rsid="0052b330"/>
    </style:style>
    <style:style style:name="T22" style:family="text">
      <style:text-properties officeooo:rsid="0054167a"/>
    </style:style>
    <style:style style:name="T23" style:family="text">
      <style:text-properties officeooo:rsid="0055a9e4"/>
    </style:style>
    <style:style style:name="T24" style:family="text">
      <style:text-properties officeooo:rsid="005905cc"/>
    </style:style>
    <style:style style:name="T25" style:family="text">
      <style:text-properties officeooo:rsid="0059bff2"/>
    </style:style>
    <style:style style:name="T26" style:family="text">
      <style:text-properties officeooo:rsid="005a6efb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5c370d"/>
    </style:style>
    <style:style style:name="T29" style:family="text">
      <style:text-properties style:text-underline-style="none" officeooo:rsid="005dc75a"/>
    </style:style>
    <style:style style:name="T30" style:family="text">
      <style:text-properties style:text-underline-style="none" officeooo:rsid="005e2e8a"/>
    </style:style>
    <style:style style:name="T31" style:family="text">
      <style:text-properties style:text-underline-style="none" officeooo:rsid="005fb309"/>
    </style:style>
    <style:style style:name="T32" style:family="text">
      <style:text-properties style:text-underline-style="none" officeooo:rsid="006492b8"/>
    </style:style>
    <style:style style:name="T33" style:family="text">
      <style:text-properties style:text-underline-style="none" officeooo:rsid="00737b31"/>
    </style:style>
    <style:style style:name="T34" style:family="text">
      <style:text-properties style:text-underline-style="none" officeooo:rsid="00753c3b"/>
    </style:style>
    <style:style style:name="T35" style:family="text">
      <style:text-properties style:text-underline-style="none" officeooo:rsid="00761f4a"/>
    </style:style>
    <style:style style:name="T36" style:family="text">
      <style:text-properties style:text-underline-style="none" officeooo:rsid="00764cde"/>
    </style:style>
    <style:style style:name="T37" style:family="text">
      <style:text-properties style:text-underline-style="none" officeooo:rsid="00770087"/>
    </style:style>
    <style:style style:name="T38" style:family="text">
      <style:text-properties style:text-underline-style="none" officeooo:rsid="007840bf"/>
    </style:style>
    <style:style style:name="T39" style:family="text">
      <style:text-properties officeooo:rsid="0065d395"/>
    </style:style>
    <style:style style:name="T40" style:family="text">
      <style:text-properties officeooo:rsid="00661cb3"/>
    </style:style>
    <style:style style:name="T41" style:family="text">
      <style:text-properties officeooo:rsid="006bcc39"/>
    </style:style>
    <style:style style:name="T42" style:family="text">
      <style:text-properties officeooo:rsid="006cc8a6"/>
    </style:style>
    <style:style style:name="T43" style:family="text">
      <style:text-properties officeooo:rsid="006da7f9"/>
    </style:style>
    <style:style style:name="T44" style:family="text">
      <style:text-properties officeooo:rsid="006f323f"/>
    </style:style>
    <style:style style:name="T45" style:family="text">
      <style:text-properties officeooo:rsid="0072857c"/>
    </style:style>
    <style:style style:name="T46" style:family="text">
      <style:text-properties officeooo:rsid="007a85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Persistence</text:p>
      <text:p text:style-name="P1">Log-structured File Systems</text:p>
      <text:p text:style-name="P2">A new file system called the log-structured file system <text:span text:style-name="T1">(LFS)</text:span> was created with the motivations: </text:p>
      <text:list xml:id="list3505051043" text:style-name="L1">
        <text:list-item>
          <text:p text:style-name="P38">System memories are growing</text:p>
        </text:list-item>
        <text:list-item>
          <text:p text:style-name="P39">There is a large gap between <text:s/>random I/O performance and sequential I/O performance</text:p>
        </text:list-item>
        <text:list-item>
          <text:p text:style-name="P40">Existing file systems perform poorly on many common workloads</text:p>
        </text:list-item>
        <text:list-item>
          <text:p text:style-name="P41">File systems are not RAID-aware</text:p>
        </text:list-item>
      </text:list>
      <text:p text:style-name="P3">An ideal system would focus onn write performance, and try to make sequential bandwidth of the disk. <text:span text:style-name="T2">Perform well on common workloads that only write out data but also update on-disk metadata structures frequently. </text:span><text:span text:style-name="T3">Finally, it would work well on RAIDs as well as single disks. </text:span></text:p>
      <text:p text:style-name="P4">The Crux: How Do We Make All Writes Sequential Writes?</text:p>
      <text:p text:style-name="P5">43.1 <text:span text:style-name="T4">Writing To Disk Sequentially</text:span></text:p>
      <text:p text:style-name="P18">Write all updates (such as data blocks, inodes etc.) to the disk sequentially. This is the main idea with LFS. <text:span text:style-name="T5">We can write both the data block and the inode next to each other and let the inode point to the data block. </text:span></text:p>
      <text:p text:style-name="P6">43.2 Writing Sequentially And Effectively</text:p>
      <text:p text:style-name="P19">Contigous writes is also important since we don’t want to wait on the disk rotating. <text:span text:style-name="T6">To fulfill this, LFS uses an ancient technique called write buffering. </text:span><text:span text:style-name="T7">Which means that LFS keeps <text:s/>track of updates in memory and when it has received a sufficient number of updates it writes them to disk all at once. </text:span><text:span text:style-name="T8">A large chunk that is being write at the same time is called a segment. <text:s/></text:span></text:p>
      <text:p text:style-name="P7">43.3 How Much To Buffer?</text:p>
      <text:p text:style-name="P20">How many writes LFS should buffer is depending on the disk itself. <text:span text:style-name="T9">So, how much do you have to write in order to amortize cost? </text:span><text:span text:style-name="T10">(Since we pay a fixed overhead of the positioning cost). </text:span><text:span text:style-name="T11">See example!</text:span></text:p>
      <text:p text:style-name="P8">43.4 Problem: Finding Inodes</text:p>
      <text:p text:style-name="P21">Finding inodes are easy since they are organized in an array and placed on disk at fixed locations.<text:span text:style-name="T13">In an old Unix system they are placed in a separate disk partitioning.</text:span> <text:span text:style-name="T12">FFS splits up the inode table into chunks and places a group of inodes within each cylinder group. </text:span><text:span text:style-name="T14">In LFS it is more complicated since we scatter inodes all over the disk. </text:span><text:span text:style-name="T15">Also, we never overwrite so latest version of inodes keeps moving. </text:span></text:p>
      <text:p text:style-name="P9">43.5 Solution Through Indirection: The Inode Map</text:p>
      <text:p text:style-name="P22">LFS designers introduced a level of indirection between inode numbers and the inodes through a data stucture called the inode map (imap). <text:span text:style-name="T16">The imap is a structure that takes the inode number and produces the disk address of the most recent version of the inode, often implemented as a simple array. <text:s/></text:span><text:span text:style-name="T17">So where should the inode map reside on disk, since we also must track indoes upon crashed <text:s/></text:span><text:soft-page-break/><text:span text:style-name="T17">etc? </text:span><text:span text:style-name="T18">To maintain performance LFS writes the inode map right next to where it is writing all the other new information. </text:span></text:p>
      <text:p text:style-name="P10">43.6 Completing The Solution: The Checkpoint Region</text:p>
      <text:p text:style-name="P23">To begin a file lookup, LFS must have some fixed and known location on disk. This is known as the check point region (CR). <text:span text:style-name="T19">It contains pointers to the latest pieces of the inode map. </text:span><text:span text:style-name="T20">The inode map pieces each contain addresses to inode which points to files. </text:span></text:p>
      <text:p text:style-name="P11">43.7 Reading A File From Disk: A Recap</text:p>
      <text:p text:style-name="P24">So, first off, we read the checkpoint region (CR). This way we read the inode map and caches it in memory. <text:span text:style-name="T21">When given <text:s/>an inode number of a file, LFS simply looks up the inode-nomber to inode-disk-address mapping in the imap, and reads the most recent verison of the inode. </text:span><text:span text:style-name="T22">To read a block from the file, LFS continues just like a typical Unix file system </text:span><text:span text:style-name="T23">(direct or indirect pointers). </text:span></text:p>
      <text:p text:style-name="P25">Extra work by LFS is to look up the inode’s address in the imap (cashed). </text:p>
      <text:p text:style-name="P12">43.8 What About Directories?</text:p>
      <text:p text:style-name="P26">Through indirection, LFS avoids the recursive update problem (that the whole tree structure references must be updated when a subfolder is<text:span text:style-name="T24">). </text:span><text:span text:style-name="T25">The problem arises in any files system that never updates in place (such as LFS), </text:span><text:span text:style-name="T26">but rather moves updates to new locations on the disk. </text:span></text:p>
      <text:p text:style-name="P13">43.9 A New Problem: Garbage Collection</text:p>
      <text:p text:style-name="P33"><text:span text:style-name="T28">The olds versions of the inode which are left spread out on disk, is called garbage. </text:span><text:span text:style-name="T29">In the background, thus LFS oonly stores the live version of the file and must periodically find and clean the old ones. </text:span><text:span text:style-name="T30">This is a form of garbage collection. Segments used to write fast is also effective In clea</text:span><text:span text:style-name="T31">ning. </text:span></text:p>
      <text:p text:style-name="P34"><text:span text:style-name="T31">T</text:span><text:span text:style-name="T27">o avoid internal fragmentation, LFS works on a segment-by-segment basis, cleaning up large chunks of sapce for subsequent writing. </text:span></text:p>
      <text:p text:style-name="P35"><text:span text:style-name="T27">With this garbage collection approach, we are left with problems choosing a mechanism and a policy for attaining </text:span><text:span text:style-name="T32">which blocks that are live and which are dead aswell as how often the cleaner should run?</text:span></text:p>
      <text:p text:style-name="P14">43.10 Determining Block Liveness</text:p>
      <text:p text:style-name="P27">We record information about the blocks in a structure called the segment summary block. <text:span text:style-name="T39">We llok for inode number and offset to determine location, this info is specified in the segment summary block. </text:span><text:span text:style-name="T40">When a file is truncated or deleted, LFS increases its version number and records it in the imap, we short circuit the longer check this way and avoid extra reads. </text:span></text:p>
      <text:p text:style-name="P15">43.11 A Policy Question: Which Blocks To Clean, And When? </text:p>
      <text:p text:style-name="P28">This can be done wither perodically or when you have to (full disk). <text:span text:style-name="T41">Determining which blocks to clean is challenging. </text:span><text:span text:style-name="T42">Segments can be divided into cold or hot </text:span><text:span text:style-name="T43">for example (see example). </text:span></text:p>
      <text:p text:style-name="P16">43.12 Crash Recovery And The Log</text:p>
      <text:p text:style-name="P29">System crashes during updates are tricky for file systems, also for LFS. <text:span text:style-name="T44">It organizes writes in a log. Check <text:s/>point region point to a head and tail and each segment points to the next segment to be written. </text:span></text:p>
      <text:p text:style-name="P30"><text:soft-page-break/>To ensure that the CR updates atomically, LFS keeps 2 CR’s (one at either end of the disk) <text:span text:style-name="T45">and writes to them alternatively. </text:span></text:p>
      <text:p text:style-name="P36"><text:span text:style-name="T33">Because LFS writes the CR every 30 second a crash would result in a loss of data transferred during </text:span><text:span text:style-name="T34">the</text:span><text:span text:style-name="T33"> difference in time. </text:span><text:span text:style-name="T35">To improve this, LFS uses a technique known as roll forward. </text:span><text:span text:style-name="T36">The idea is to start with the last checkpoint region, find the end of the log </text:span><text:span text:style-name="T38">(which is in the CR)</text:span><text:span text:style-name="T36"> and use that to read through the next segments to see if there are any valid updates within it. </text:span><text:span text:style-name="T37">Thus, much of the data and meta data will be recovered since the last checkpoint. </text:span></text:p>
      <text:p text:style-name="P17">43.13 Summary</text:p>
      <text:p text:style-name="P31">In database systems, the fact of always writing to an unused portion of the disk, and then later reclaim that old space through cleaning is called shadow paging. <text:span text:style-name="T46">In file-system-speak, it is sometimes called copy-on-write. </text:span></text:p>
      <text:p text:style-name="P32">The intellectual legacy of LFS lives on in modern systems such as NetApp’s WAFL, Linux btrfs, and even modern flash-based SSDs.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7:22:49.558009481</meta:creation-date>
    <dc:date>2020-12-25T15:20:27.034525375</dc:date>
    <meta:editing-duration>P1DT15H45M24S</meta:editing-duration>
    <meta:editing-cycles>98</meta:editing-cycles>
    <meta:generator>LibreOffice/6.4.6.2$Linux_X86_64 LibreOffice_project/40$Build-2</meta:generator>
    <meta:document-statistic meta:table-count="0" meta:image-count="0" meta:object-count="0" meta:page-count="3" meta:paragraph-count="41" meta:word-count="1083" meta:character-count="6176" meta:non-whitespace-character-count="5112"/>
  </office:meta>
</office:document-meta>
</file>